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129.63mm"/>
    </style:style>
    <style:style style:name="co5" style:family="table-column">
      <style:table-column-properties fo:break-before="auto" style:column-width="24.91mm"/>
    </style:style>
    <style:style style:name="co6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9"/>
        <table:table-column table:style-name="co1" table:number-columns-repeated="5" table:default-cell-style-name="ce9"/>
        <table:table-column table:style-name="co4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Is Frog?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xhaust Target Unit and its opposing enemy unit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reate 3 Frog Spaw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All units lose 1 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rizz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arget ally gains 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units in the opposite zone lose 1 stamina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neak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a Frog Bomb in the enemy’s h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Bo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ake 3 damag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ungl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ate 1 Log.</text:p>
            <text:p>+1 Stamina on enter per ally log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ir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1 Log.</text:p>
            <text:p>On enter burn all logs. Deal attack damage per log to enemy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uilde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1 Log.</text:p>
            <text:p>+1 Attack per Log in z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o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GRESSIVE</text:p>
            <text:p>+3 Attack if you control a Cute Frog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+3 Stamina if you control a Handsome Frog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xedo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2 Attack if you control a Handsome Frog</text:p>
            <text:p>+2 Stamina if you control a Cute Fr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</text:p>
            <text:p>End of combat create a tadpo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n enter: Allies lose 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Del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nemy units get -2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W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Target ally gains 5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In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Draw 2 card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Ch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GGRES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 Allies gain +1 attac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On enter: Allies gain +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d of combat: Exhaust the ally to the left. Enemy takes damage equal to its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All units’ attack becomes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le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xhaust all units.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Log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Create 3 Log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Gain 5 gold.</text:p>
            <text:p>Gain 7 armou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Heal 3 heal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Recy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Discard a card at random, then draw 3 car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x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xhaust target Uni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Command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Gain 1 Command Point each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Fl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nemy units get -4 attack this roun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Confu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ach units’ stamina is halved (rounded down).</text:p>
            <text:p>Each units’ attack is doubled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Randomly reallocate all uni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God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reate 1 Shrine.</text:p>
            <text:p>Create 2 Frogs</text:p>
            <text:p>Heal 5 Health</text:p>
            <text:p>Gain 5 Armou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Rainbow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enter: Draw 3 card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 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Gain 2 Attack and Lose 1 stamina whenever a zone ally is exhausted</text:p>
          </table:table-cell>
        </table:table-row>
        <table:table-row table:style-name="ro1">
          <table:table-cell table:formula="of:=SUM([.A5:.A76])" office:value-type="float" office:value="40" calcext:value-type="float">
            <text:p>40</text:p>
          </table:table-cell>
          <table:table-cell table:number-columns-repeated="4"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>
          <table:table-cell table:number-columns-repeated="5"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Total Cards</text:p>
          </table:table-cell>
          <table:table-cell table:style-name="Default" table:formula="of:=SUM([.B5:.B76])" office:value-type="float" office:value="72" calcext:value-type="float">
            <text:p>72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Common</text:p>
          </table:table-cell>
          <table:table-cell table:style-name="Default" table:formula="of:=SUM([.C5:.C76])" office:value-type="float" office:value="42" calcext:value-type="float">
            <text:p>42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Uncommon</text:p>
          </table:table-cell>
          <table:table-cell table:style-name="Default" table:formula="of:=SUM([.D5:.D76])" office:value-type="float" office:value="20" calcext:value-type="float">
            <text:p>20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Rare</text:p>
          </table:table-cell>
          <table:table-cell table:style-name="Default" table:formula="of:=SUM([.E5:.E76])" office:value-type="float" office:value="10" calcext:value-type="float">
            <text:p>10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 table:number-rows-repeated="15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5" table:default-cell-style-name="ce5"/>
        <table:table-column table:style-name="co1" table:number-columns-repeated="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37:49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2-03-16T14:39:23.073000000</dc:date>
    <meta:editing-duration>P2DT18H47M29S</meta:editing-duration>
    <meta:editing-cycles>125</meta:editing-cycles>
    <meta:generator>LibreOffice/6.1.2.1$Windows_X86_64 LibreOffice_project/65905a128db06ba48db947242809d14d3f9a93fe</meta:generator>
    <meta:document-statistic meta:table-count="3" meta:cell-count="781" meta:object-count="0"/>
  </office:meta>
</office:document-meta>
</file>